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text-properties officeooo:rsid="0005eb2a" officeooo:paragraph-rsid="0005eb2a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Standard">
      <style:text-properties officeooo:rsid="0005eb2a" officeooo:paragraph-rsid="0005eb2a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1">
      <style:paragraph-properties fo:text-indent="0cm" style:auto-text-indent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priedades flex</text:p>
      <text:h text:style-name="P2" text:outline-level="1"><text:span text:style-name="Source_20_Text">flex-direction</text:span> (DIREÇÃO)</text:h>
      <text:p text:style-name="P7">Essa propriedade define <text:span text:style-name="Strong_20_Emphasis">pra onde os itens vão</text:span> dentro do container.</text:p>
      <text:h text:style-name="P3" text:outline-level="2">👉 Valores:</text:h>
      <text:h text:style-name="P4" text:outline-level="3">🔹 <text:span text:style-name="Source_20_Text">row</text:span> (padrão)</text:h>
      <text:p text:style-name="P7">Itens ficam <text:span text:style-name="Strong_20_Emphasis">lado a lado (horizontal)</text:span><text:line-break/>➡️ esquerda → direita</text:p>
      <text:section text:style-name="Sect1" text:name="code-block-viewer">
        <text:p text:style-name="P5">flex-direction: row;</text:p>
      </text:section>
      <text:p text:style-name="P7">🧱🧱🧱</text:p>
      <text:p text:style-name="Horizontal_20_Line"/>
      <text:h text:style-name="P4" text:outline-level="3">🔹 <text:span text:style-name="Source_20_Text">column</text:span></text:h>
      <text:p text:style-name="P7">Itens ficam <text:span text:style-name="Strong_20_Emphasis">um embaixo do outro (vertical)</text:span><text:line-break/>⬇️ cima → baixo</text:p>
      <text:section text:style-name="Sect1" text:name="Section1">
        <text:p text:style-name="P5"><text:bookmark text:name="code-block-viewer"/>flex-direction: column;</text:p>
      </text:section>
      <text:p text:style-name="P7">🧱<text:line-break/>🧱<text:line-break/>🧱</text:p>
      <text:p text:style-name="Horizontal_20_Line"/>
      <text:h text:style-name="P4" text:outline-level="3">🔹 <text:span text:style-name="Source_20_Text">row-reverse</text:span></text:h>
      <text:p text:style-name="P7">Horizontal, mas invertido<text:line-break/>➡️ direita → esquerda</text:p>
      <text:p text:style-name="Horizontal_20_Line"/>
      <text:h text:style-name="P4" text:outline-level="3">🔹 <text:span text:style-name="Source_20_Text">column-reverse</text:span></text:h>
      <text:p text:style-name="P7">Vertical invertido<text:line-break/>⬆️ baixo → cima</text:p>
      <text:p text:style-name="Horizontal_20_Line"/>
      <text:h text:style-name="P3" text:outline-level="2">💡 RESUMO</text:h>
      <text:list text:style-name="L1">
        <text:list-item>
          <text:p text:style-name="P8"><text:span text:style-name="Source_20_Text">row</text:span> → linha (horizontal)</text:p>
        </text:list-item>
        <text:list-item>
          <text:p text:style-name="P9"><text:span text:style-name="Source_20_Text">column</text:span> → coluna (vertical)</text:p>
        </text:list-item>
      </text:list>
      <text:p text:style-name="Horizontal_20_Line"/>
      <text:h text:style-name="P1" text:outline-level="1"><text:soft-page-break/>🔶 <text:span text:style-name="Source_20_Text">justify-content</text:span> (ALINHAMENTO NO EIXO PRINCIPAL)</text:h>
      <text:p text:style-name="P7">Agora entra o segredo 👇</text:p>
      <text:p text:style-name="P7">👉 O <text:span text:style-name="Source_20_Text">justify-content</text:span> <text:span text:style-name="Strong_20_Emphasis">alinha os itens no eixo principal</text:span></text:p>
      <text:p text:style-name="P7">⚠️ E o eixo principal depende do <text:span text:style-name="Source_20_Text">flex-direction</text:span>!</text:p>
      <text:p text:style-name="Horizontal_20_Line"/>
      <text:h text:style-name="P3" text:outline-level="2">🎯 Se <text:span text:style-name="Source_20_Text">flex-direction: row</text:span></text:h>
      <text:p text:style-name="P7">👉 eixo principal = <text:span text:style-name="Strong_20_Emphasis">horizontal</text:span></text:p>
      <text:p text:style-name="P7">Então o <text:span text:style-name="Source_20_Text">justify-content</text:span> mexe <text:span text:style-name="Strong_20_Emphasis">pra esquerda/direita</text:span></text:p>
      <text:p text:style-name="Horizontal_20_Line"/>
      <text:h text:style-name="P3" text:outline-level="2">🎯 Se <text:span text:style-name="Source_20_Text">flex-direction: column</text:span></text:h>
      <text:p text:style-name="P7">👉 eixo principal = <text:span text:style-name="Strong_20_Emphasis">vertical</text:span></text:p>
      <text:p text:style-name="P7">Então o <text:span text:style-name="Source_20_Text">justify-content</text:span> mexe <text:span text:style-name="Strong_20_Emphasis">pra cima/baixo</text:span></text:p>
      <text:p text:style-name="Horizontal_20_Line"/>
      <text:h text:style-name="P1" text:outline-level="1">👉 Valores do <text:span text:style-name="Source_20_Text">justify-content</text:span></text:h>
      <text:h text:style-name="P4" text:outline-level="3">🔹 <text:span text:style-name="Source_20_Text">flex-start</text:span></text:h>
      <text:p text:style-name="P7">Fica no começo</text:p>
      <text:section text:style-name="Sect1" text:name="Section2">
        <text:p text:style-name="P5"><text:bookmark text:name="code-block-viewer Copy 1"/>justify-content: flex-start;</text:p>
      </text:section>
      <text:p text:style-name="P7">🧱🧱🧱_______</text:p>
      <text:p text:style-name="Horizontal_20_Line"/>
      <text:h text:style-name="P4" text:outline-level="3">🔹 <text:span text:style-name="Source_20_Text">flex-end</text:span></text:h>
      <text:p text:style-name="P7">Vai pro final</text:p>
      <text:section text:style-name="Sect1" text:name="Section3">
        <text:p text:style-name="P5"><text:bookmark text:name="code-block-viewer Copy 2"/>justify-content: flex-end;</text:p>
      </text:section>
      <text:p text:style-name="P7">_______🧱🧱🧱</text:p>
      <text:p text:style-name="Horizontal_20_Line"/>
      <text:h text:style-name="P4" text:outline-level="3">🔹 <text:span text:style-name="Source_20_Text">center</text:span></text:h>
      <text:p text:style-name="P7">Centraliza</text:p>
      <text:section text:style-name="Sect1" text:name="Section4">
        <text:p text:style-name="P5"><text:bookmark text:name="code-block-viewer Copy 3"/>justify-content: center;</text:p>
      </text:section>
      <text:p text:style-name="P7"><text:span text:style-name="Strong_20_Emphasis">🧱🧱🧱</text:span></text:p>
      <text:p text:style-name="Horizontal_20_Line"/>
      <text:h text:style-name="P4" text:outline-level="3"><text:soft-page-break/>🔹 <text:span text:style-name="Source_20_Text">space-between</text:span></text:h>
      <text:p text:style-name="P7">Espaço entre os itens</text:p>
      <text:section text:style-name="Sect1" text:name="Section5">
        <text:p text:style-name="P5"><text:bookmark text:name="code-block-viewer Copy 4"/>justify-content: space-between;</text:p>
      </text:section>
      <text:p text:style-name="P7">🧱______🧱______🧱</text:p>
      <text:p text:style-name="Horizontal_20_Line"/>
      <text:h text:style-name="P4" text:outline-level="3">🔹 <text:span text:style-name="Source_20_Text">space-around</text:span></text:h>
      <text:p text:style-name="P7">Espaço ao redor</text:p>
      <text:section text:style-name="Sect1" text:name="Section6">
        <text:p text:style-name="P5"><text:bookmark text:name="code-block-viewer Copy 5"/>justify-content: space-around;</text:p>
      </text:section>
      <text:p text:style-name="P7"><text:span text:style-name="Strong_20_Emphasis">🧱____🧱____🧱</text:span></text:p>
      <text:p text:style-name="Horizontal_20_Line"/>
      <text:h text:style-name="P4" text:outline-level="3">🔹 <text:span text:style-name="Source_20_Text">space-evenly</text:span></text:h>
      <text:p text:style-name="P7">Espaço igual entre tudo</text:p>
      <text:section text:style-name="Sect1" text:name="Section7">
        <text:p text:style-name="P5"><text:bookmark text:name="code-block-viewer Copy 6"/>justify-content: space-evenly;</text:p>
      </text:section>
      <text:p text:style-name="P7"><text:span text:style-name="Strong_20_Emphasis">🧱____🧱____🧱</text:span></text:p>
      <text:p text:style-name="Horizontal_20_Line"/>
      <text:h text:style-name="P1" text:outline-level="1">🔥 RESUMO FINAL (o que você PRECISA lembrar)</text:h>
      <text:p text:style-name="P7">👉 <text:span text:style-name="Source_20_Text">flex-direction</text:span> = define <text:span text:style-name="Strong_20_Emphasis">direção</text:span><text:line-break/>👉 <text:span text:style-name="Source_20_Text">justify-content</text:span> = alinha <text:span text:style-name="Strong_20_Emphasis">nessa direção</text:span></text:p>
      <text:p text:style-name="Horizontal_20_Line"/>
      <text:h text:style-name="P1" text:outline-level="1">💡 EXEMPLO PRÁTICO</text:h>
      <text:section text:style-name="Sect1" text:name="Section8">
        <text:p text:style-name="P5"><text:bookmark text:name="code-block-viewer Copy 7"/>.container {</text:p>
        <text:p text:style-name="Preformatted_20_Text"><text:s text:c="2"/>display: flex;</text:p>
        <text:p text:style-name="Preformatted_20_Text"><text:s text:c="2"/>flex-direction: row;</text:p>
        <text:p text:style-name="Preformatted_20_Text"><text:s text:c="2"/>justify-content: center;</text:p>
        <text:p text:style-name="Preformatted_20_Text">}</text:p>
      </text:section>
      <text:p text:style-name="P7">👉 Resultado: itens no meio da tela (horizontal)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8:36:03.920997892</meta:creation-date>
    <dc:date>2026-04-14T18:56:03.386040713</dc:date>
    <meta:editing-duration>PT20M2S</meta:editing-duration>
    <meta:editing-cycles>1</meta:editing-cycles>
    <meta:document-statistic meta:table-count="0" meta:image-count="0" meta:object-count="0" meta:page-count="3" meta:paragraph-count="63" meta:word-count="229" meta:character-count="1527" meta:non-whitespace-character-count="1357"/>
    <meta:generator>1Doc/1.5.0.$MacOSX_X86_64 LibreOffice_project/2f9b6e7260225c6c2c1401d17cb7be8dc4e3347b</meta:generator>
  </office:meta>
</office:document-meta>
</file>